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50%"/>
      <style:text-properties style:font-name="Arial" style:font-name-asian="Times New Roman" style:font-name-complex="Arial" fo:color="#000000" style:letter-kerning="false" style:language-asian="fr" style:country-asian="FR"/>
    </style:style>
    <style:style style:name="P2" style:parent-style-name="Paragraphedeliste" style:list-style-name="LFO1" style:family="paragraph">
      <style:paragraph-properties fo:margin-bottom="0in" fo:line-height="150%"/>
      <style:text-properties style:font-name="Arial" style:font-name-asian="Times New Roman" style:font-name-complex="Arial" fo:color="#000000" style:letter-kerning="false" style:language-asian="fr" style:country-asian="FR"/>
    </style:style>
    <style:style style:name="P3" style:parent-style-name="Paragraphedeliste" style:list-style-name="LFO1" style:family="paragraph">
      <style:paragraph-properties fo:margin-bottom="0in" fo:line-height="150%"/>
      <style:text-properties style:font-name="Arial" style:font-name-asian="Times New Roman" style:font-name-complex="Arial" fo:color="#000000" style:letter-kerning="false" style:language-asian="fr" style:country-asian="FR"/>
    </style:style>
    <style:style style:name="P4" style:parent-style-name="Paragraphedeliste" style:list-style-name="LFO1" style:family="paragraph">
      <style:paragraph-properties fo:margin-bottom="0in" fo:line-height="150%"/>
      <style:text-properties style:font-name="Arial" style:font-name-asian="Times New Roman" style:font-name-complex="Arial" fo:color="#000000" style:letter-kerning="false" style:language-asian="fr" style:country-asian="FR"/>
    </style:style>
    <style:style style:name="P5" style:parent-style-name="Normal" style:family="paragraph">
      <style:paragraph-properties fo:margin-bottom="0in" fo:line-height="150%"/>
    </style:style>
    <style:style style:name="T6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7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style:language-asian="fr" style:country-asian="FR"/>
    </style:style>
    <style:style style:name="T8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P9" style:parent-style-name="Normal" style:family="paragraph">
      <style:paragraph-properties fo:margin-bottom="0in" fo:line-height="150%"/>
      <style:text-properties style:font-name="Arial" style:font-name-asian="Times New Roman" style:font-name-complex="Arial" fo:color="#000000" style:letter-kerning="false" style:language-asian="fr" style:country-asian="FR"/>
    </style:style>
    <style:style style:name="P10" style:parent-style-name="Normal" style:family="paragraph">
      <style:paragraph-properties fo:margin-bottom="0in" fo:line-height="150%"/>
      <style:text-properties style:font-name="Arial" style:font-name-asian="Times New Roman" style:font-name-complex="Arial" fo:color="#000000" style:letter-kerning="false" style:language-asian="fr" style:country-asian="FR"/>
    </style:style>
    <style:style style:name="P11" style:parent-style-name="Normal" style:family="paragraph">
      <style:paragraph-properties fo:margin-bottom="0in" fo:line-height="150%"/>
    </style:style>
    <style:style style:name="T12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13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14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style:language-asian="fr" style:country-asian="FR"/>
    </style:style>
    <style:style style:name="T15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16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17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style:language-asian="fr" style:country-asian="FR"/>
    </style:style>
    <style:style style:name="T18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19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P20" style:parent-style-name="Normal" style:family="paragraph">
      <style:paragraph-properties fo:margin-bottom="0in" fo:line-height="150%"/>
      <style:text-properties style:font-name="Arial" style:font-name-asian="Times New Roman" style:font-name-complex="Arial" fo:color="#000000" style:letter-kerning="false" style:language-asian="fr" style:country-asian="FR"/>
    </style:style>
    <style:style style:name="P21" style:parent-style-name="Normal" style:family="paragraph">
      <style:paragraph-properties fo:margin-bottom="0in" fo:line-height="150%"/>
      <style:text-properties style:font-name="Arial" style:font-name-asian="Times New Roman" style:font-name-complex="Arial" fo:color="#000000" style:letter-kerning="false" style:language-asian="fr" style:country-asian="FR"/>
    </style:style>
    <style:style style:name="P22" style:parent-style-name="Normal" style:family="paragraph">
      <style:paragraph-properties fo:margin-bottom="0in" fo:line-height="150%"/>
      <style:text-properties style:font-name="Arial" style:font-name-asian="Times New Roman" style:font-name-complex="Arial" fo:color="#000000" style:letter-kerning="false" style:language-asian="fr" style:country-asian="FR"/>
    </style:style>
    <style:style style:name="P23" style:parent-style-name="Normal" style:family="paragraph">
      <style:paragraph-properties fo:margin-bottom="0in" fo:line-height="150%"/>
    </style:style>
    <style:style style:name="T24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25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26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27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28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29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30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31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32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33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34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35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36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37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38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39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40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41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42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43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44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45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46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47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48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49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50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51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52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  <style:style style:name="T53" style:parent-style-name="Policepardéfaut" style:family="text">
      <style:text-properties style:font-name="Arial" style:font-name-asian="Times New Roman" style:font-name-complex="Arial" fo:color="#000000" style:letter-kerning="false" style:language-asian="fr" style:country-asian="FR"/>
    </style:style>
  </office:automatic-styles>
  <office:body>
    <office:text text:use-soft-page-breaks="true">
      <text:p text:style-name="P1">La peste est un anthropozoonose (c’est-à-dire une maladie qui se transmet d’une espèce animale à l’espèce humaine, ici en l’occurrence, des rongeurs à l’Homme par les puces)<text:s/>mais<text:s/>également entre<text:s/>Hommes<text:s/>par voie respiratoire. C’est une maladie extrêmement dangereuse, qui est mortelle lorsqu’elle n’est pas traitée à temps.<text:s/>Il existe trois types de peste :</text:p>
      <text:list text:style-name="LFO1" text:continue-numbering="true">
        <text:list-item>
          <text:p text:style-name="P2">La peste bubonique, forme la plus répandue, communément appelée « peste noire »</text:p>
        </text:list-item>
        <text:list-item>
          <text:p text:style-name="P3">La peste septicémique (forme aggravée de la peste bubonique, due à une concentration très importante du bacille de la peste dans le sang)</text:p>
        </text:list-item>
        <text:list-item>
          <text:p text:style-name="P4">La peste pulmonaire (forme la plus dangereuse, elle peut tuer un homme en deux à trois jours). Elle est provoquée lorsque la peste atteint les poumons. Dans ce cas-là, la peste peut être transmise par voie respiratoire.</text:p>
        </text:list-item>
      </text:list>
      <text:p text:style-name="P5"><text:span text:style-name="T6">L’agent pathogène de la peste est nommé<text:s/></text:span><text:span text:style-name="T7">Yersinia Pestis</text:span><text:span text:style-name="T8">, en l’honneur du bactériologue Alexandre Yersin, qui l’a découverte.</text:span></text:p>
      <text:p text:style-name="P9"/>
      <text:p text:style-name="P10"/>
      <text:p text:style-name="P11"><text:span text:style-name="T12">La peste se manifeste par des bubons, une inflammation des ganglions lymphatiques, des glandes situées dans le cou, aux aines et aux aisselles, leur donnant une couleur noire.</text:span><text:span text:style-name="T13"><text:s/>C’est ce qu’on appelle des<text:s/></text:span><text:span text:style-name="T14">bubons</text:span><text:span text:style-name="T15">, ces boutons caractéristiques de la peste bubonique.</text:span><text:span text:style-name="T16"><text:s/></text:span><text:span text:style-name="T17">Yersinia Pestis</text:span><text:span text:style-name="T18"><text:s/>se multiplie à l’intérieur des ganglions lymphatiques.</text:span><text:span text:style-name="T19"><text:s/>Les patients atteints de la peste ont des fièvres, des vomissements, hémorragies, etc.</text:span></text:p>
      <text:p text:style-name="P20"/>
      <text:p text:style-name="P21"/>
      <text:p text:style-name="P22">des dernières années plusieurs flambé<text:s/>épidémiques de peste ont été constatés<text:s/>par l'Organisation mondiale de la santé<text:s/>en République démocratique du Congo en<text:s/>Tanzanie en Chine au Pérou et à<text:s/>Madagascar ce dernier est le principal<text:s/>pays d'endémie plusieurs dizaines de<text:s/>personnes ayant été tuées par la peste<text:s/>en 2000 201 2015e 3 les symptômes la<text:s/>peste présente plusieurs formes<text:s/>cliniques septicémique hémorragique<text:s/>gastrointestinal et même des formes<text:s/>bénignes mais deux sont largement<text:s/>prédominantes chez l'homme la peste<text:s/>bubonique la plus fréquente elle se<text:s/>déclare avec l'apparition brutale de<text:s/>forte fièvre de maux de tête une<text:s/>atteinte profonde de l'état général et<text:s/>des<text:s/>trouble de la conscience elle est<text:s/>caractérisée par le gonflement des<text:s/>ganglions lymphatiques souvent au niveau<text:s/>du cou des aisselles et de laine les<text:s/>bubons la peste pulmonaire la plus<text:s/>mortelle une tou mucop purulante avec<text:s/>présence de sang et des douleurs dans la<text:s/>poitrine s'ajoutent aux symptômes<text:s/>généraux de la peste bubonique les<text:s/>origines de la maladie l'agent de la<text:s/>peste est un bacyagram négatif Yersinia<text:s/>Pesti les Yersinia sont un genre de<text:s/>bactérie appartenant à la famille des<text:s/>antérobaacteria ce qui comprend 17<text:s/>espèces dont trois sont pathogènes pour<text:s/>l'homme Pesti anentérocoliti et<text:s/>pseudotuberculosis les rongeurs<text:s/>constituent le réservoir principal mais<text:s/>pas exclusif de la maladie les facteurs<text:s/>de risque la peste infecte les petits<text:s/>animaux et les puces qui les parasitent<text:s/>elle se transmet de l'animal à l'homme<text:s/>par les piqûes de puce ellees-même<text:s/>infecté par contact direct par<text:s/>inhalation et par ingestion de matières<text:s/>infectieuses les êtres humains piqués<text:s/>par une puce infectée développe en<text:s/>général la forme bubonique si le bacil<text:s/>yia Pesti atteint les poumons l'individu<text:s/>développe une peste pulmonaire qui peut<text:s/>alors<text:s/><text:soft-page-break/>être transmise à d'autres<text:s/>personnes par voie respiratoire lors de<text:s/>la toux prévention et traitement dans<text:s/>les zones d'endémie il convient de se<text:s/>prémunir contre les piqûes de puces et<text:s/>de se tenir éloigné des rongeurs et des<text:s/>carcasse d'animaux si elle est<text:s/>diagnostiquée à temps la peste bubonique<text:s/>se<text:s/>traite avec succès à l'aide<text:s/>d'antibiotiques la streptomicine le<text:s/>chlorenhénicol et les tétracyclines sont</text:p>
      <text:p text:style-name="P23"><text:span text:style-name="T24">les antibiotiques de référence</text:span><text:span text:style-name="T25"><text:s/></text:span><text:span text:style-name="T26">préconisés par l'Institut</text:span><text:span text:style-name="T27"><text:s/></text:span><text:span text:style-name="T28">la chimioprophylaxie aussi appelée</text:span><text:span text:style-name="T29"><text:s/></text:span><text:span text:style-name="T30">chimioprévention qui consiste à</text:span><text:span text:style-name="T31"><text:s/></text:span><text:span text:style-name="T32">administrer des tétracyclines ou des</text:span><text:span text:style-name="T33"><text:s/></text:span><text:span text:style-name="T34">sulphamide dans le cas de la peste est</text:span><text:span text:style-name="T35"><text:s/></text:span><text:span text:style-name="T36">efficace pour protéger l'entourage</text:span><text:span text:style-name="T37"><text:s/></text:span><text:span text:style-name="T38">i</text:span><text:span text:style-name="T39">mmédiat des sujets atteints explique</text:span><text:span text:style-name="T40"><text:s/></text:span><text:span text:style-name="T41">aussi l'Institut Pasteur plusieurs</text:span><text:span text:style-name="T42"><text:s/></text:span><text:span text:style-name="T43">vaccins ont été développés par le passé</text:span><text:span text:style-name="T44"><text:s/></text:span><text:span text:style-name="T45">mais on les réserve aujourd'hui au</text:span><text:span text:style-name="T46"><text:s/></text:span><text:span text:style-name="T47">personnel de laboratoire car ils se sont</text:span><text:span text:style-name="T48"><text:s/></text:span><text:span text:style-name="T49">avérés peu efficaces pour lutter contre</text:span><text:span text:style-name="T50"><text:s/></text:span><text:span text:style-name="T51">l</text:span><text:span text:style-name="T52">es é</text:span><text:span text:style-name="T53">pidémi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Times New Roma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4923in" fo:margin-bottom="0.984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slan Bendimerad</meta:initial-creator>
    <dc:creator>Arslan Bendimerad</dc:creator>
    <meta:creation-date>2024-04-22T19:03:00Z</meta:creation-date>
    <dc:date>2024-04-22T19:03:00Z</dc:date>
    <meta:template xlink:href="Normal.dotm" xlink:type="simple"/>
    <meta:editing-cycles>2</meta:editing-cycles>
    <meta:editing-duration>PT0S</meta:editing-duration>
    <meta:document-statistic meta:page-count="2" meta:paragraph-count="7" meta:word-count="616" meta:character-count="4001" meta:row-count="28" meta:non-whitespace-character-count="3392"/>
  </office:meta>
</office:document-meta>
</file>